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lainText" style:master-page-name="MP0" style:family="paragraph">
      <style:paragraph-properties fo:break-before="page"/>
      <style:text-properties style:font-name="Courier New" style:font-name-complex="Courier New"/>
    </style:style>
    <style:style style:name="P2" style:parent-style-name="PlainText" style:family="paragraph">
      <style:text-properties style:font-name="Courier New" style:font-name-complex="Courier New"/>
    </style:style>
    <style:style style:name="P3" style:parent-style-name="PlainText" style:family="paragraph">
      <style:text-properties style:font-name="Courier New" style:font-name-complex="Courier New"/>
    </style:style>
    <style:style style:name="P4" style:parent-style-name="PlainText" style:family="paragraph">
      <style:text-properties style:font-name="Courier New" style:font-name-complex="Courier New"/>
    </style:style>
    <style:style style:name="P5" style:parent-style-name="PlainText" style:family="paragraph">
      <style:text-properties style:font-name="Courier New" style:font-name-complex="Courier New"/>
    </style:style>
    <style:style style:name="P6" style:parent-style-name="PlainText" style:family="paragraph">
      <style:text-properties style:font-name="Courier New" style:font-name-complex="Courier New"/>
    </style:style>
    <style:style style:name="P7" style:parent-style-name="PlainText" style:family="paragraph">
      <style:text-properties style:font-name="Courier New" style:font-name-complex="Courier New"/>
    </style:style>
    <style:style style:name="P8" style:parent-style-name="PlainText" style:family="paragraph">
      <style:text-properties style:font-name="Courier New" style:font-name-complex="Courier New"/>
    </style:style>
    <style:style style:name="P9" style:parent-style-name="PlainText" style:family="paragraph">
      <style:text-properties style:font-name="Courier New" style:font-name-complex="Courier New"/>
    </style:style>
    <style:style style:name="P10" style:parent-style-name="PlainText" style:family="paragraph">
      <style:text-properties style:font-name="Courier New" style:font-name-complex="Courier New"/>
    </style:style>
    <style:style style:name="P11" style:parent-style-name="PlainText" style:family="paragraph">
      <style:text-properties style:font-name="Courier New" style:font-name-complex="Courier New"/>
    </style:style>
    <style:style style:name="P12" style:parent-style-name="PlainText" style:family="paragraph">
      <style:text-properties style:font-name="Courier New" style:font-name-complex="Courier New"/>
    </style:style>
    <style:style style:name="P13" style:parent-style-name="PlainText" style:family="paragraph">
      <style:text-properties style:font-name="Courier New" style:font-name-complex="Courier New"/>
    </style:style>
    <style:style style:name="P14" style:parent-style-name="PlainText" style:family="paragraph">
      <style:text-properties style:font-name="Courier New" style:font-name-complex="Courier New"/>
    </style:style>
    <style:style style:name="P15" style:parent-style-name="PlainText" style:family="paragraph">
      <style:text-properties style:font-name="Courier New" style:font-name-complex="Courier New"/>
    </style:style>
    <style:style style:name="P16" style:parent-style-name="PlainText" style:family="paragraph">
      <style:text-properties style:font-name="Courier New" style:font-name-complex="Courier New"/>
    </style:style>
    <style:style style:name="P17" style:parent-style-name="PlainText" style:family="paragraph">
      <style:text-properties style:font-name="Courier New" style:font-name-complex="Courier New"/>
    </style:style>
    <style:style style:name="P18" style:parent-style-name="PlainText" style:family="paragraph">
      <style:text-properties style:font-name="Courier New" style:font-name-complex="Courier New"/>
    </style:style>
    <style:style style:name="P19" style:parent-style-name="PlainText" style:family="paragraph">
      <style:text-properties style:font-name="Courier New" style:font-name-complex="Courier New"/>
    </style:style>
    <style:style style:name="P20" style:parent-style-name="PlainText" style:family="paragraph">
      <style:text-properties style:font-name="Courier New" style:font-name-complex="Courier New"/>
    </style:style>
    <style:style style:name="P21" style:parent-style-name="PlainText" style:family="paragraph">
      <style:text-properties style:font-name="Courier New" style:font-name-complex="Courier New"/>
    </style:style>
    <style:style style:name="P22" style:parent-style-name="PlainText" style:family="paragraph">
      <style:text-properties style:font-name="Courier New" style:font-name-complex="Courier New"/>
    </style:style>
    <style:style style:name="P23" style:parent-style-name="PlainText" style:family="paragraph">
      <style:text-properties style:font-name="Courier New" style:font-name-complex="Courier New"/>
    </style:style>
    <style:style style:name="P24" style:parent-style-name="PlainText" style:family="paragraph">
      <style:text-properties style:font-name="Courier New" style:font-name-complex="Courier New"/>
    </style:style>
    <style:style style:name="P25" style:parent-style-name="PlainText" style:family="paragraph">
      <style:text-properties style:font-name="Courier New" style:font-name-complex="Courier New"/>
    </style:style>
    <style:style style:name="P26" style:parent-style-name="PlainText" style:family="paragraph">
      <style:text-properties style:font-name="Courier New" style:font-name-complex="Courier New"/>
    </style:style>
    <style:style style:name="P27" style:parent-style-name="PlainText" style:family="paragraph">
      <style:text-properties style:font-name="Courier New" style:font-name-complex="Courier New"/>
    </style:style>
    <style:style style:name="P28" style:parent-style-name="PlainText" style:family="paragraph">
      <style:text-properties style:font-name="Courier New" style:font-name-complex="Courier New"/>
    </style:style>
    <style:style style:name="P29" style:parent-style-name="PlainText" style:family="paragraph">
      <style:text-properties style:font-name="Courier New" style:font-name-complex="Courier New"/>
    </style:style>
    <style:style style:name="P30" style:parent-style-name="PlainText" style:family="paragraph">
      <style:text-properties style:font-name="Courier New" style:font-name-complex="Courier New"/>
    </style:style>
    <style:style style:name="P31" style:parent-style-name="PlainText" style:family="paragraph">
      <style:text-properties style:font-name="Courier New" style:font-name-complex="Courier New"/>
    </style:style>
    <style:style style:name="P32" style:parent-style-name="PlainText" style:family="paragraph">
      <style:text-properties style:font-name="Courier New" style:font-name-complex="Courier New"/>
    </style:style>
    <style:style style:name="P33" style:parent-style-name="PlainText" style:family="paragraph">
      <style:text-properties style:font-name="Courier New" style:font-name-complex="Courier New"/>
    </style:style>
    <style:style style:name="P34" style:parent-style-name="PlainText" style:family="paragraph">
      <style:text-properties style:font-name="Courier New" style:font-name-complex="Courier New"/>
    </style:style>
    <style:style style:name="P35" style:parent-style-name="PlainText" style:family="paragraph">
      <style:text-properties style:font-name="Courier New" style:font-name-complex="Courier New"/>
    </style:style>
    <style:style style:name="P36" style:parent-style-name="PlainText" style:family="paragraph">
      <style:text-properties style:font-name="Courier New" style:font-name-complex="Courier New"/>
    </style:style>
    <style:style style:name="P37" style:parent-style-name="PlainText" style:family="paragraph">
      <style:text-properties style:font-name="Courier New" style:font-name-complex="Courier New"/>
    </style:style>
    <style:style style:name="P38" style:parent-style-name="PlainText" style:family="paragraph">
      <style:text-properties style:font-name="Courier New" style:font-name-complex="Courier New"/>
    </style:style>
    <style:style style:name="P39" style:parent-style-name="PlainText" style:family="paragraph">
      <style:text-properties style:font-name="Courier New" style:font-name-complex="Courier New"/>
    </style:style>
    <style:style style:name="P40" style:parent-style-name="PlainText" style:family="paragraph">
      <style:text-properties style:font-name="Courier New" style:font-name-complex="Courier New"/>
    </style:style>
    <style:style style:name="P41" style:parent-style-name="PlainText" style:family="paragraph">
      <style:text-properties style:font-name="Courier New" style:font-name-complex="Courier New"/>
    </style:style>
    <style:style style:name="P42" style:parent-style-name="PlainText" style:family="paragraph">
      <style:text-properties style:font-name="Courier New" style:font-name-complex="Courier New"/>
    </style:style>
    <style:style style:name="P43" style:parent-style-name="PlainText" style:family="paragraph">
      <style:text-properties style:font-name="Courier New" style:font-name-complex="Courier New"/>
    </style:style>
    <style:style style:name="P44" style:parent-style-name="PlainText" style:family="paragraph">
      <style:text-properties style:font-name="Courier New" style:font-name-complex="Courier New"/>
    </style:style>
    <style:style style:name="P45" style:parent-style-name="PlainText" style:family="paragraph">
      <style:text-properties style:font-name="Courier New" style:font-name-complex="Courier New"/>
    </style:style>
    <style:style style:name="P46" style:parent-style-name="PlainText" style:family="paragraph">
      <style:text-properties style:font-name="Courier New" style:font-name-complex="Courier New"/>
    </style:style>
    <style:style style:name="P47" style:parent-style-name="PlainText" style:family="paragraph">
      <style:text-properties style:font-name="Courier New" style:font-name-complex="Courier New"/>
    </style:style>
    <style:style style:name="P48" style:parent-style-name="PlainText" style:family="paragraph">
      <style:text-properties style:font-name="Courier New" style:font-name-complex="Courier New"/>
    </style:style>
    <style:style style:name="P49" style:parent-style-name="PlainText" style:family="paragraph">
      <style:text-properties style:font-name="Courier New" style:font-name-complex="Courier New"/>
    </style:style>
    <style:style style:name="P50" style:parent-style-name="PlainText" style:family="paragraph">
      <style:text-properties style:font-name="Courier New" style:font-name-complex="Courier New"/>
    </style:style>
    <style:style style:name="P51" style:parent-style-name="PlainText" style:family="paragraph">
      <style:text-properties style:font-name="Courier New" style:font-name-complex="Courier New"/>
    </style:style>
    <style:style style:name="P52" style:parent-style-name="PlainText" style:family="paragraph">
      <style:text-properties style:font-name="Courier New" style:font-name-complex="Courier New"/>
    </style:style>
    <style:style style:name="P53" style:parent-style-name="PlainText" style:family="paragraph">
      <style:text-properties style:font-name="Courier New" style:font-name-complex="Courier New"/>
    </style:style>
    <style:style style:name="P54" style:parent-style-name="PlainText" style:family="paragraph">
      <style:text-properties style:font-name="Courier New" style:font-name-complex="Courier New"/>
    </style:style>
    <style:style style:name="P55" style:parent-style-name="PlainText" style:family="paragraph">
      <style:text-properties style:font-name="Courier New" style:font-name-complex="Courier New"/>
    </style:style>
    <style:style style:name="P56" style:parent-style-name="PlainText" style:family="paragraph">
      <style:text-properties style:font-name="Courier New" style:font-name-complex="Courier New"/>
    </style:style>
    <style:style style:name="P57" style:parent-style-name="PlainText" style:family="paragraph">
      <style:text-properties style:font-name="Courier New" style:font-name-complex="Courier New"/>
    </style:style>
    <style:style style:name="P58" style:parent-style-name="PlainText" style:family="paragraph">
      <style:text-properties style:font-name="Courier New" style:font-name-complex="Courier New"/>
    </style:style>
    <style:style style:name="P59" style:parent-style-name="PlainText" style:family="paragraph">
      <style:text-properties style:font-name="Courier New" style:font-name-complex="Courier New"/>
    </style:style>
    <style:style style:name="P60" style:parent-style-name="PlainText" style:family="paragraph">
      <style:text-properties style:font-name="Courier New" style:font-name-complex="Courier New"/>
    </style:style>
    <style:style style:name="P61" style:parent-style-name="PlainText" style:family="paragraph">
      <style:text-properties style:font-name="Courier New" style:font-name-complex="Courier New"/>
    </style:style>
    <style:style style:name="P62" style:parent-style-name="PlainText" style:family="paragraph">
      <style:text-properties style:font-name="Courier New" style:font-name-complex="Courier New"/>
    </style:style>
    <style:style style:name="P63" style:parent-style-name="PlainText" style:family="paragraph">
      <style:text-properties style:font-name="Courier New" style:font-name-complex="Courier New"/>
    </style:style>
    <style:style style:name="P64" style:parent-style-name="PlainText" style:family="paragraph">
      <style:text-properties style:font-name="Courier New" style:font-name-complex="Courier New"/>
    </style:style>
    <style:style style:name="P65" style:parent-style-name="PlainText" style:family="paragraph">
      <style:text-properties style:font-name="Courier New" style:font-name-complex="Courier New"/>
    </style:style>
    <style:style style:name="P66" style:parent-style-name="PlainText" style:family="paragraph">
      <style:text-properties style:font-name="Courier New" style:font-name-complex="Courier New"/>
    </style:style>
    <style:style style:name="P67" style:parent-style-name="PlainText" style:family="paragraph">
      <style:text-properties style:font-name="Courier New" style:font-name-complex="Courier New"/>
    </style:style>
    <style:style style:name="P68" style:parent-style-name="PlainText" style:family="paragraph">
      <style:text-properties style:font-name="Courier New" style:font-name-complex="Courier New"/>
    </style:style>
    <style:style style:name="P69" style:parent-style-name="PlainText" style:family="paragraph">
      <style:text-properties style:font-name="Courier New" style:font-name-complex="Courier New"/>
    </style:style>
    <style:style style:name="P70" style:parent-style-name="PlainText" style:family="paragraph">
      <style:text-properties style:font-name="Courier New" style:font-name-complex="Courier New"/>
    </style:style>
    <style:style style:name="P71" style:parent-style-name="PlainText" style:family="paragraph">
      <style:text-properties style:font-name="Courier New" style:font-name-complex="Courier New"/>
    </style:style>
    <style:style style:name="P72" style:parent-style-name="PlainText" style:family="paragraph">
      <style:text-properties style:font-name="Courier New" style:font-name-complex="Courier New"/>
    </style:style>
    <style:style style:name="P73" style:parent-style-name="PlainText" style:family="paragraph">
      <style:text-properties style:font-name="Courier New" style:font-name-complex="Courier New"/>
    </style:style>
    <style:style style:name="P74" style:parent-style-name="PlainText" style:family="paragraph">
      <style:text-properties style:font-name="Courier New" style:font-name-complex="Courier New"/>
    </style:style>
    <style:style style:name="P75" style:parent-style-name="PlainText" style:family="paragraph">
      <style:text-properties style:font-name="Courier New" style:font-name-complex="Courier New"/>
    </style:style>
    <style:style style:name="P76" style:parent-style-name="PlainText" style:family="paragraph">
      <style:text-properties style:font-name="Courier New" style:font-name-complex="Courier New"/>
    </style:style>
    <style:style style:name="P77" style:parent-style-name="PlainText" style:family="paragraph">
      <style:text-properties style:font-name="Courier New" style:font-name-complex="Courier New"/>
    </style:style>
    <style:style style:name="P78" style:parent-style-name="PlainText" style:family="paragraph">
      <style:text-properties style:font-name="Courier New" style:font-name-complex="Courier New"/>
    </style:style>
    <style:style style:name="P79" style:parent-style-name="PlainText" style:family="paragraph">
      <style:text-properties style:font-name="Courier New" style:font-name-complex="Courier New"/>
    </style:style>
    <style:style style:name="P80" style:parent-style-name="PlainText" style:family="paragraph">
      <style:text-properties style:font-name="Courier New" style:font-name-complex="Courier New"/>
    </style:style>
    <style:style style:name="P81" style:parent-style-name="PlainText" style:family="paragraph">
      <style:text-properties style:font-name="Courier New" style:font-name-complex="Courier New"/>
    </style:style>
    <style:style style:name="P82" style:parent-style-name="PlainText" style:family="paragraph">
      <style:text-properties style:font-name="Courier New" style:font-name-complex="Courier New"/>
    </style:style>
    <style:style style:name="P83" style:parent-style-name="PlainText" style:family="paragraph">
      <style:text-properties style:font-name="Courier New" style:font-name-complex="Courier New"/>
    </style:style>
    <style:style style:name="P84" style:parent-style-name="PlainText" style:family="paragraph">
      <style:text-properties style:font-name="Courier New" style:font-name-complex="Courier New"/>
    </style:style>
    <style:style style:name="P85" style:parent-style-name="PlainText" style:family="paragraph">
      <style:text-properties style:font-name="Courier New" style:font-name-complex="Courier New"/>
    </style:style>
    <style:style style:name="P86" style:parent-style-name="PlainText" style:family="paragraph">
      <style:text-properties style:font-name="Courier New" style:font-name-complex="Courier New"/>
    </style:style>
    <style:style style:name="P87" style:parent-style-name="PlainText" style:family="paragraph">
      <style:text-properties style:font-name="Courier New" style:font-name-complex="Courier New"/>
    </style:style>
    <style:style style:name="P88" style:parent-style-name="PlainText" style:family="paragraph">
      <style:text-properties style:font-name="Courier New" style:font-name-complex="Courier New"/>
    </style:style>
    <style:style style:name="P89" style:parent-style-name="PlainText" style:family="paragraph">
      <style:text-properties style:font-name="Courier New" style:font-name-complex="Courier New"/>
    </style:style>
    <style:style style:name="P90" style:parent-style-name="PlainText" style:family="paragraph">
      <style:text-properties style:font-name="Courier New" style:font-name-complex="Courier New"/>
    </style:style>
    <style:style style:name="P91" style:parent-style-name="PlainText" style:family="paragraph">
      <style:text-properties style:font-name="Courier New" style:font-name-complex="Courier New"/>
    </style:style>
    <style:style style:name="P92" style:parent-style-name="PlainText" style:family="paragraph">
      <style:text-properties style:font-name="Courier New" style:font-name-complex="Courier New"/>
    </style:style>
    <style:style style:name="P93" style:parent-style-name="PlainText" style:family="paragraph">
      <style:text-properties style:font-name="Courier New" style:font-name-complex="Courier New"/>
    </style:style>
    <style:style style:name="P94" style:parent-style-name="PlainText" style:family="paragraph">
      <style:text-properties style:font-name="Courier New" style:font-name-complex="Courier New"/>
    </style:style>
    <style:style style:name="P95" style:parent-style-name="PlainText" style:family="paragraph">
      <style:text-properties style:font-name="Courier New" style:font-name-complex="Courier New"/>
    </style:style>
    <style:style style:name="P96" style:parent-style-name="PlainText" style:family="paragraph">
      <style:text-properties style:font-name="Courier New" style:font-name-complex="Courier New"/>
    </style:style>
    <style:style style:name="P97" style:parent-style-name="PlainText" style:family="paragraph">
      <style:text-properties style:font-name="Courier New" style:font-name-complex="Courier New"/>
    </style:style>
    <style:style style:name="P98" style:parent-style-name="PlainText" style:family="paragraph">
      <style:text-properties style:font-name="Courier New" style:font-name-complex="Courier New"/>
    </style:style>
    <style:style style:name="P99" style:parent-style-name="PlainText" style:family="paragraph">
      <style:text-properties style:font-name="Courier New" style:font-name-complex="Courier New"/>
    </style:style>
    <style:style style:name="P100" style:parent-style-name="PlainText" style:family="paragraph">
      <style:text-properties style:font-name="Courier New" style:font-name-complex="Courier New"/>
    </style:style>
    <style:style style:name="P101" style:parent-style-name="PlainText" style:family="paragraph">
      <style:text-properties style:font-name="Courier New" style:font-name-complex="Courier New"/>
    </style:style>
    <style:style style:name="P102" style:parent-style-name="PlainText" style:family="paragraph">
      <style:text-properties style:font-name="Courier New" style:font-name-complex="Courier New"/>
    </style:style>
    <style:style style:name="P103" style:parent-style-name="PlainText" style:family="paragraph">
      <style:text-properties style:font-name="Courier New" style:font-name-complex="Courier New"/>
    </style:style>
    <style:style style:name="P104" style:parent-style-name="PlainText" style:family="paragraph">
      <style:text-properties style:font-name="Courier New" style:font-name-complex="Courier New"/>
    </style:style>
    <style:style style:name="P105" style:parent-style-name="PlainText" style:family="paragraph">
      <style:text-properties style:font-name="Courier New" style:font-name-complex="Courier New"/>
    </style:style>
    <style:style style:name="P106" style:parent-style-name="PlainText" style:family="paragraph">
      <style:text-properties style:font-name="Courier New" style:font-name-complex="Courier New"/>
    </style:style>
    <style:style style:name="P107" style:parent-style-name="PlainText" style:family="paragraph">
      <style:text-properties style:font-name="Courier New" style:font-name-complex="Courier New"/>
    </style:style>
    <style:style style:name="P108" style:parent-style-name="PlainText" style:family="paragraph">
      <style:text-properties style:font-name="Courier New" style:font-name-complex="Courier New"/>
    </style:style>
    <style:style style:name="P109" style:parent-style-name="PlainText" style:family="paragraph">
      <style:text-properties style:font-name="Courier New" style:font-name-complex="Courier New"/>
    </style:style>
    <style:style style:name="P110" style:parent-style-name="PlainText" style:family="paragraph">
      <style:text-properties style:font-name="Courier New" style:font-name-complex="Courier New"/>
    </style:style>
    <style:style style:name="P111" style:parent-style-name="PlainText" style:family="paragraph">
      <style:text-properties style:font-name="Courier New" style:font-name-complex="Courier New"/>
    </style:style>
    <style:style style:name="P112" style:parent-style-name="PlainText" style:family="paragraph">
      <style:text-properties style:font-name="Courier New" style:font-name-complex="Courier New"/>
    </style:style>
    <style:style style:name="P113" style:parent-style-name="PlainText" style:family="paragraph">
      <style:text-properties style:font-name="Courier New" style:font-name-complex="Courier New"/>
    </style:style>
    <style:style style:name="P114" style:parent-style-name="PlainText" style:family="paragraph">
      <style:text-properties style:font-name="Courier New" style:font-name-complex="Courier New"/>
    </style:style>
    <style:style style:name="P115" style:parent-style-name="PlainText" style:family="paragraph">
      <style:text-properties style:font-name="Courier New" style:font-name-complex="Courier New"/>
    </style:style>
    <style:style style:name="P116" style:parent-style-name="PlainText" style:family="paragraph">
      <style:text-properties style:font-name="Courier New" style:font-name-complex="Courier New"/>
    </style:style>
    <style:style style:name="P117" style:parent-style-name="PlainText" style:family="paragraph">
      <style:text-properties style:font-name="Courier New" style:font-name-complex="Courier New"/>
    </style:style>
    <style:style style:name="P118" style:parent-style-name="PlainText" style:family="paragraph">
      <style:text-properties style:font-name="Courier New" style:font-name-complex="Courier New"/>
    </style:style>
    <style:style style:name="P119" style:parent-style-name="PlainText" style:family="paragraph">
      <style:text-properties style:font-name="Courier New" style:font-name-complex="Courier New"/>
    </style:style>
    <style:style style:name="P120" style:parent-style-name="PlainText" style:family="paragraph">
      <style:text-properties style:font-name="Courier New" style:font-name-complex="Courier New"/>
    </style:style>
    <style:style style:name="P121" style:parent-style-name="PlainText" style:family="paragraph">
      <style:text-properties style:font-name="Courier New" style:font-name-complex="Courier New"/>
    </style:style>
    <style:style style:name="P122" style:parent-style-name="PlainText" style:family="paragraph">
      <style:text-properties style:font-name="Courier New" style:font-name-complex="Courier New"/>
    </style:style>
    <style:style style:name="P123" style:parent-style-name="PlainText" style:family="paragraph">
      <style:text-properties style:font-name="Courier New" style:font-name-complex="Courier New"/>
    </style:style>
    <style:style style:name="P124" style:parent-style-name="PlainText" style:family="paragraph">
      <style:text-properties style:font-name="Courier New" style:font-name-complex="Courier New"/>
    </style:style>
    <style:style style:name="P125" style:parent-style-name="PlainText" style:family="paragraph">
      <style:text-properties style:font-name="Courier New" style:font-name-complex="Courier New"/>
    </style:style>
    <style:style style:name="P126" style:parent-style-name="PlainText" style:family="paragraph">
      <style:text-properties style:font-name="Courier New" style:font-name-complex="Courier New"/>
    </style:style>
    <style:style style:name="P127" style:parent-style-name="PlainText" style:family="paragraph">
      <style:text-properties style:font-name="Courier New" style:font-name-complex="Courier New"/>
    </style:style>
    <style:style style:name="P128" style:parent-style-name="PlainText" style:family="paragraph">
      <style:text-properties style:font-name="Courier New" style:font-name-complex="Courier New"/>
    </style:style>
    <style:style style:name="P129" style:parent-style-name="PlainText" style:family="paragraph">
      <style:text-properties style:font-name="Courier New" style:font-name-complex="Courier New"/>
    </style:style>
    <style:style style:name="P130" style:parent-style-name="PlainText" style:family="paragraph">
      <style:text-properties style:font-name="Courier New" style:font-name-complex="Courier New"/>
    </style:style>
    <style:style style:name="P131" style:parent-style-name="PlainText" style:family="paragraph">
      <style:text-properties style:font-name="Courier New" style:font-name-complex="Courier New"/>
    </style:style>
    <style:style style:name="P132" style:parent-style-name="PlainText" style:family="paragraph">
      <style:text-properties style:font-name="Courier New" style:font-name-complex="Courier New"/>
    </style:style>
    <style:style style:name="P133" style:parent-style-name="PlainText" style:family="paragraph">
      <style:text-properties style:font-name="Courier New" style:font-name-complex="Courier New"/>
    </style:style>
    <style:style style:name="P134" style:parent-style-name="PlainText" style:family="paragraph">
      <style:text-properties style:font-name="Courier New" style:font-name-complex="Courier New"/>
    </style:style>
    <style:style style:name="P135" style:parent-style-name="PlainText" style:family="paragraph">
      <style:text-properties style:font-name="Courier New" style:font-name-complex="Courier New"/>
    </style:style>
    <style:style style:name="P136" style:parent-style-name="PlainText" style:family="paragraph">
      <style:text-properties style:font-name="Courier New" style:font-name-complex="Courier New"/>
    </style:style>
    <style:style style:name="P137" style:parent-style-name="PlainText" style:family="paragraph">
      <style:text-properties style:font-name="Courier New" style:font-name-complex="Courier New"/>
    </style:style>
    <style:style style:name="P138" style:parent-style-name="PlainText" style:family="paragraph">
      <style:text-properties style:font-name="Courier New" style:font-name-complex="Courier New"/>
    </style:style>
    <style:style style:name="P139" style:parent-style-name="PlainText" style:family="paragraph">
      <style:text-properties style:font-name="Courier New" style:font-name-complex="Courier New"/>
    </style:style>
    <style:style style:name="P140" style:parent-style-name="PlainText" style:family="paragraph">
      <style:text-properties style:font-name="Courier New" style:font-name-complex="Courier New"/>
    </style:style>
    <style:style style:name="P141" style:parent-style-name="PlainText" style:family="paragraph">
      <style:text-properties style:font-name="Courier New" style:font-name-complex="Courier New"/>
    </style:style>
    <style:style style:name="P142" style:parent-style-name="PlainText" style:family="paragraph">
      <style:text-properties style:font-name="Courier New" style:font-name-complex="Courier New"/>
    </style:style>
    <style:style style:name="P143" style:parent-style-name="PlainText" style:family="paragraph">
      <style:text-properties style:font-name="Courier New" style:font-name-complex="Courier New"/>
    </style:style>
    <style:style style:name="P144" style:parent-style-name="PlainText" style:family="paragraph">
      <style:text-properties style:font-name="Courier New" style:font-name-complex="Courier New"/>
    </style:style>
    <style:style style:name="P145" style:parent-style-name="PlainText" style:family="paragraph">
      <style:text-properties style:font-name="Courier New" style:font-name-complex="Courier New"/>
    </style:style>
    <style:style style:name="P146" style:parent-style-name="PlainText" style:family="paragraph">
      <style:text-properties style:font-name="Courier New" style:font-name-complex="Courier New"/>
    </style:style>
    <style:style style:name="P147" style:parent-style-name="PlainText" style:family="paragraph">
      <style:text-properties style:font-name="Courier New" style:font-name-complex="Courier New"/>
    </style:style>
    <style:style style:name="P148" style:parent-style-name="PlainText" style:family="paragraph">
      <style:text-properties style:font-name="Courier New" style:font-name-complex="Courier New"/>
    </style:style>
    <style:style style:name="P149" style:parent-style-name="PlainText" style:family="paragraph">
      <style:text-properties style:font-name="Courier New" style:font-name-complex="Courier New"/>
    </style:style>
    <style:style style:name="P150" style:parent-style-name="PlainText" style:family="paragraph">
      <style:text-properties style:font-name="Courier New" style:font-name-complex="Courier New"/>
    </style:style>
    <style:style style:name="P151" style:parent-style-name="PlainText" style:family="paragraph">
      <style:text-properties style:font-name="Courier New" style:font-name-complex="Courier New"/>
    </style:style>
    <style:style style:name="P152" style:parent-style-name="PlainText" style:family="paragraph">
      <style:text-properties style:font-name="Courier New" style:font-name-complex="Courier New"/>
    </style:style>
  </office:automatic-styles>
  <office:body>
    <office:text text:use-soft-page-breaks="true">
      <text:p text:style-name="P1">5.1,3.5,1.4,0.2,Iris-setosa</text:p>
      <text:p text:style-name="P2">4.9,3.0,1.4,0.2,Iris-setosa</text:p>
      <text:p text:style-name="P3">4.7,3.2,1.3,0.2,Iris-setosa</text:p>
      <text:p text:style-name="P4">4.6,3.1,1.5,0.2,Iris-setosa</text:p>
      <text:p text:style-name="P5">5.0,3.6,1.4,0.2,Iris-setosa</text:p>
      <text:p text:style-name="P6">5.4,3.9,1.7,0.4,Iris-setosa</text:p>
      <text:p text:style-name="P7">4.6,3.4,1.4,0.3,Iris-setosa</text:p>
      <text:p text:style-name="P8">5.0,3.4,1.5,0.2,Iris-setosa</text:p>
      <text:p text:style-name="P9">4.4,2.9,1.4,0.2,Iris-setosa</text:p>
      <text:p text:style-name="P10">4.9,3.1,1.5,0.1,Iris-setosa</text:p>
      <text:p text:style-name="P11">5.4,3.7,1.5,0.2,Iris-setosa</text:p>
      <text:p text:style-name="P12">4.8,3.4,1.6,0.2,Iris-setosa</text:p>
      <text:p text:style-name="P13">4.8,3.0,1.4,0.1,Iris-setosa</text:p>
      <text:p text:style-name="P14">4.3,3.0,1.1,0.1,Iris-setosa</text:p>
      <text:p text:style-name="P15">5.8,4.0,1.2,0.2,Iris-setosa</text:p>
      <text:p text:style-name="P16">5.7,4.4,1.5,0.4,Iris-setosa</text:p>
      <text:p text:style-name="P17">5.4,3.9,1.3,0.4,Iris-setosa</text:p>
      <text:p text:style-name="P18">5.1,3.5,1.4,0.3,Iris-setosa</text:p>
      <text:p text:style-name="P19">5.7,3.8,1.7,0.3,Iris-setosa</text:p>
      <text:p text:style-name="P20">5.1,3.8,1.5,0.3,Iris-setosa</text:p>
      <text:p text:style-name="P21">5.4,3.4,1.7,0.2,Iris-setosa</text:p>
      <text:p text:style-name="P22">5.1,3.7,1.5,0.4,Iris-setosa</text:p>
      <text:p text:style-name="P23">4.6,3.6,1.0,0.2,Iris-setosa</text:p>
      <text:p text:style-name="P24">5.1,3.3,1.7,0.5,Iris-setosa</text:p>
      <text:p text:style-name="P25">4.8,3.4,1.9,0.2,Iris-setosa</text:p>
      <text:p text:style-name="P26">5.0,3.0,1.6,0.2,Iris-setosa</text:p>
      <text:p text:style-name="P27">5.0,3.4,1.6,0.4,Iris-setosa</text:p>
      <text:p text:style-name="P28">5.2,3.5,1.5,0.2,Iris-setosa</text:p>
      <text:p text:style-name="P29">5.2,3.4,1.4,0.2,Iris-setosa</text:p>
      <text:p text:style-name="P30">4.7,3.2,1.6,0.2,Iris-setosa</text:p>
      <text:p text:style-name="P31">4.8,3.1,1.6,0.2,Iris-setosa</text:p>
      <text:p text:style-name="P32">5.4,3.4,1.5,0.4,Iris-setosa</text:p>
      <text:p text:style-name="P33">5.2,4.1,1.5,0.1,Iris-setosa</text:p>
      <text:p text:style-name="P34">5.5,4.2,1.4,0.2,Iris-setosa</text:p>
      <text:p text:style-name="P35">4.9,3.1,1.5,0.1,Iris-setosa</text:p>
      <text:p text:style-name="P36">5.0,3.2,1.2,0.2,Iris-setosa</text:p>
      <text:p text:style-name="P37">5.5,3.5,1.3,0.2,Iris-setosa</text:p>
      <text:p text:style-name="P38">4.9,3.1,1.5,0.1,Iris-setosa</text:p>
      <text:p text:style-name="P39">4.4,3.0,1.3,0.2,Iris-setosa</text:p>
      <text:p text:style-name="P40">5.1,3.4,1.5,0.2,Iris-setosa</text:p>
      <text:p text:style-name="P41">5.0,3.5,1.3,0.3,Iris-setosa</text:p>
      <text:p text:style-name="P42">4.5,2.3,1.3,0.3,Iris-setosa</text:p>
      <text:p text:style-name="P43">4.4,3.2,1.3,0.2,Iris-setosa</text:p>
      <text:p text:style-name="P44">5.0,3.5,1.6,0.6,Iris-setosa</text:p>
      <text:p text:style-name="P45">5.1,3.8,1.9,0.4,Iris-setosa</text:p>
      <text:p text:style-name="P46">4.8,3.0,1.4,0.3,Iris-setosa</text:p>
      <text:p text:style-name="P47">5.1,3.8,1.6,0.2,Iris-setosa</text:p>
      <text:p text:style-name="P48">4.6,3.2,1.4,0.2,Iris-setosa</text:p>
      <text:p text:style-name="P49">5.3,3.7,1.5,0.2,Iris-setosa</text:p>
      <text:p text:style-name="P50">5.0,3.3,1.4,0.2,Iris-setosa</text:p>
      <text:p text:style-name="P51">7.0,3.2,4.7,1.4,Iris-versicolor</text:p>
      <text:p text:style-name="P52">6.4,3.2,4.5,1.5,Iris-versicolor</text:p>
      <text:p text:style-name="P53">6.9,3.1,4.9,1.5,Iris-versicolor</text:p>
      <text:p text:style-name="P54">5.5,2.3,4.0,1.3,Iris-versicolor</text:p>
      <text:soft-page-break/>
      <text:p text:style-name="P55">6.5,2.8,4.6,1.5,Iris-versicolor</text:p>
      <text:p text:style-name="P56">5.7,2.8,4.5,1.3,Iris-versicolor</text:p>
      <text:p text:style-name="P57">6.3,3.3,4.7,1.6,Iris-versicolor</text:p>
      <text:p text:style-name="P58">4.9,2.4,3.3,1.0,Iris-versicolor</text:p>
      <text:p text:style-name="P59">6.6,2.9,4.6,1.3,Iris-versicolor</text:p>
      <text:p text:style-name="P60">5.2,2.7,3.9,1.4,Iris-versicolor</text:p>
      <text:p text:style-name="P61">5.0,2.0,3.5,1.0,Iris-versicolor</text:p>
      <text:p text:style-name="P62">5.9,3.0,4.2,1.5,Iris-versicolor</text:p>
      <text:p text:style-name="P63">6.0,2.2,4.0,1.0,Iris-versicolor</text:p>
      <text:p text:style-name="P64">6.1,2.9,4.7,1.4,Iris-versicolor</text:p>
      <text:p text:style-name="P65">5.6,2.9,3.6,1.3,Iris-versicolor</text:p>
      <text:p text:style-name="P66">6.7,3.1,4.4,1.4,Iris-versicolor</text:p>
      <text:p text:style-name="P67">5.6,3.0,4.5,1.5,Iris-versicolor</text:p>
      <text:p text:style-name="P68">5.8,2.7,4.1,1.0,Iris-versicolor</text:p>
      <text:p text:style-name="P69">6.2,2.2,4.5,1.5,Iris-versicolor</text:p>
      <text:p text:style-name="P70">5.6,2.5,3.9,1.1,Iris-versicolor</text:p>
      <text:p text:style-name="P71">5.9,3.2,4.8,1.8,Iris-versicolor</text:p>
      <text:p text:style-name="P72">6.1,2.8,4.0,1.3,Iris-versicolor</text:p>
      <text:p text:style-name="P73">6.3,2.5,4.9,1.5,Iris-versicolor</text:p>
      <text:p text:style-name="P74">6.1,2.8,4.7,1.2,Iris-versicolor</text:p>
      <text:p text:style-name="P75">6.4,2.9,4.3,1.3,Iris-versicolor</text:p>
      <text:p text:style-name="P76">6.6,3.0,4.4,1.4,Iris-versicolor</text:p>
      <text:p text:style-name="P77">6.8,2.8,4.8,1.4,Iris-versicolor</text:p>
      <text:p text:style-name="P78">6.7,3.0,5.0,1.7,Iris-versicolor</text:p>
      <text:p text:style-name="P79">6.0,2.9,4.5,1.5,Iris-versicolor</text:p>
      <text:p text:style-name="P80">5.7,2.6,3.5,1.0,Iris-versicolor</text:p>
      <text:p text:style-name="P81">5.5,2.4,3.8,1.1,Iris-versicolor</text:p>
      <text:p text:style-name="P82">5.5,2.4,3.7,1.0,Iris-versicolor</text:p>
      <text:p text:style-name="P83">5.8,2.7,3.9,1.2,Iris-versicolor</text:p>
      <text:p text:style-name="P84">6.0,2.7,5.1,1.6,Iris-versicolor</text:p>
      <text:p text:style-name="P85">5.4,3.0,4.5,1.5,Iris-versicolor</text:p>
      <text:p text:style-name="P86">6.0,3.4,4.5,1.6,Iris-versicolor</text:p>
      <text:p text:style-name="P87">6.7,3.1,4.7,1.5,Iris-versicolor</text:p>
      <text:p text:style-name="P88">6.3,2.3,4.4,1.3,Iris-versicolor</text:p>
      <text:p text:style-name="P89">5.6,3.0,4.1,1.3,Iris-versicolor</text:p>
      <text:p text:style-name="P90">5.5,2.5,4.0,1.3,Iris-versicolor</text:p>
      <text:p text:style-name="P91">5.5,2.6,4.4,1.2,Iris-versicolor</text:p>
      <text:p text:style-name="P92">6.1,3.0,4.6,1.4,Iris-versicolor</text:p>
      <text:p text:style-name="P93">5.8,2.6,4.0,1.2,Iris-versicolor</text:p>
      <text:p text:style-name="P94">5.0,2.3,3.3,1.0,Iris-versicolor</text:p>
      <text:p text:style-name="P95">5.6,2.7,4.2,1.3,Iris-versicolor</text:p>
      <text:p text:style-name="P96">5.7,3.0,4.2,1.2,Iris-versicolor</text:p>
      <text:p text:style-name="P97">5.7,2.9,4.2,1.3,Iris-versicolor</text:p>
      <text:p text:style-name="P98">6.2,2.9,4.3,1.3,Iris-versicolor</text:p>
      <text:p text:style-name="P99">5.1,2.5,3.0,1.1,Iris-versicolor</text:p>
      <text:p text:style-name="P100">5.7,2.8,4.1,1.3,Iris-versicolor</text:p>
      <text:p text:style-name="P101">6.3,3.3,6.0,2.5,Iris-virginica</text:p>
      <text:p text:style-name="P102">5.8,2.7,5.1,1.9,Iris-virginica</text:p>
      <text:p text:style-name="P103">7.1,3.0,5.9,2.1,Iris-virginica</text:p>
      <text:p text:style-name="P104">6.3,2.9,5.6,1.8,Iris-virginica</text:p>
      <text:p text:style-name="P105">6.5,3.0,5.8,2.2,Iris-virginica</text:p>
      <text:p text:style-name="P106">7.6,3.0,6.6,2.1,Iris-virginica</text:p>
      <text:p text:style-name="P107">4.9,2.5,4.5,1.7,Iris-virginica</text:p>
      <text:p text:style-name="P108">7.3,2.9,6.3,1.8,Iris-virginica</text:p>
      <text:soft-page-break/>
      <text:p text:style-name="P109">6.7,2.5,5.8,1.8,Iris-virginica</text:p>
      <text:p text:style-name="P110">7.2,3.6,6.1,2.5,Iris-virginica</text:p>
      <text:p text:style-name="P111">6.5,3.2,5.1,2.0,Iris-virginica</text:p>
      <text:p text:style-name="P112">6.4,2.7,5.3,1.9,Iris-virginica</text:p>
      <text:p text:style-name="P113">6.8,3.0,5.5,2.1,Iris-virginica</text:p>
      <text:p text:style-name="P114">5.7,2.5,5.0,2.0,Iris-virginica</text:p>
      <text:p text:style-name="P115">5.8,2.8,5.1,2.4,Iris-virginica</text:p>
      <text:p text:style-name="P116">6.4,3.2,5.3,2.3,Iris-virginica</text:p>
      <text:p text:style-name="P117">6.5,3.0,5.5,1.8,Iris-virginica</text:p>
      <text:p text:style-name="P118">7.7,3.8,6.7,2.2,Iris-virginica</text:p>
      <text:p text:style-name="P119">7.7,2.6,6.9,2.3,Iris-virginica</text:p>
      <text:p text:style-name="P120">6.0,2.2,5.0,1.5,Iris-virginica</text:p>
      <text:p text:style-name="P121">6.9,3.2,5.7,2.3,Iris-virginica</text:p>
      <text:p text:style-name="P122">5.6,2.8,4.9,2.0,Iris-virginica</text:p>
      <text:p text:style-name="P123">7.7,2.8,6.7,2.0,Iris-virginica</text:p>
      <text:p text:style-name="P124">6.3,2.7,4.9,1.8,Iris-virginica</text:p>
      <text:p text:style-name="P125">6.7,3.3,5.7,2.1,Iris-virginica</text:p>
      <text:p text:style-name="P126">7.2,3.2,6.0,1.8,Iris-virginica</text:p>
      <text:p text:style-name="P127">6.2,2.8,4.8,1.8,Iris-virginica</text:p>
      <text:p text:style-name="P128">6.1,3.0,4.9,1.8,Iris-virginica</text:p>
      <text:p text:style-name="P129">6.4,2.8,5.6,2.1,Iris-virginica</text:p>
      <text:p text:style-name="P130">7.2,3.0,5.8,1.6,Iris-virginica</text:p>
      <text:p text:style-name="P131">7.4,2.8,6.1,1.9,Iris-virginica</text:p>
      <text:p text:style-name="P132">7.9,3.8,6.4,2.0,Iris-virginica</text:p>
      <text:p text:style-name="P133">6.4,2.8,5.6,2.2,Iris-virginica</text:p>
      <text:p text:style-name="P134">6.3,2.8,5.1,1.5,Iris-virginica</text:p>
      <text:p text:style-name="P135">6.1,2.6,5.6,1.4,Iris-virginica</text:p>
      <text:p text:style-name="P136">7.7,3.0,6.1,2.3,Iris-virginica</text:p>
      <text:p text:style-name="P137">6.3,3.4,5.6,2.4,Iris-virginica</text:p>
      <text:p text:style-name="P138">6.4,3.1,5.5,1.8,Iris-virginica</text:p>
      <text:p text:style-name="P139">6.0,3.0,4.8,1.8,Iris-virginica</text:p>
      <text:p text:style-name="P140">6.9,3.1,5.4,2.1,Iris-virginica</text:p>
      <text:p text:style-name="P141">6.7,3.1,5.6,2.4,Iris-virginica</text:p>
      <text:p text:style-name="P142">6.9,3.1,5.1,2.3,Iris-virginica</text:p>
      <text:p text:style-name="P143">5.8,2.7,5.1,1.9,Iris-virginica</text:p>
      <text:p text:style-name="P144">6.8,3.2,5.9,2.3,Iris-virginica</text:p>
      <text:p text:style-name="P145">6.7,3.3,5.7,2.5,Iris-virginica</text:p>
      <text:p text:style-name="P146">6.7,3.0,5.2,2.3,Iris-virginica</text:p>
      <text:p text:style-name="P147">6.3,2.5,5.0,1.9,Iris-virginica</text:p>
      <text:p text:style-name="P148">6.5,3.0,5.2,2.0,Iris-virginica</text:p>
      <text:p text:style-name="P149">6.2,3.4,5.4,2.3,Iris-virginica</text:p>
      <text:p text:style-name="P150">5.9,3.0,5.1,1.8,Iris-virginica</text:p>
      <text:p text:style-name="P151"/>
      <text:p text:style-name="P1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0423in" fo:margin-bottom="1in" fo:margin-right="1.04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p</meta:initial-creator>
    <dc:creator>hp</dc:creator>
    <meta:creation-date>2023-03-25T09:03:00Z</meta:creation-date>
    <dc:date>2023-03-25T09:03:00Z</dc:date>
    <meta:template xlink:href="Normal" xlink:type="simple"/>
    <meta:editing-cycles>2</meta:editing-cycles>
    <meta:editing-duration>PT60S</meta:editing-duration>
    <meta:document-statistic meta:page-count="3" meta:paragraph-count="9" meta:word-count="679" meta:character-count="4543" meta:row-count="32" meta:non-whitespace-character-count="3873"/>
  </office:meta>
</office:document-meta>
</file>